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6-26_02-18-50_000.jpg</text:p>
          </table:table-cell>
          <table:table-cell table:style-name="ce26" office:value-type="string">
            <text:p>:m :PHOTO 寝た時刻 / 2023 / オナニー、未了、duration=50m?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寝た時刻 / 2023 / オナニー、未了、duration=50m?時間ぐらい,other=~">
            <text:p>:m :PHOTO 寝た時刻 / 2023 / オナニー、未了、duration=50m?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6-26_13-19-25_000.jpg</text:p>
          </table:table-cell>
          <table:table-cell table:style-name="ce26" office:value-type="string">
            <text:p>:m #*# RES / JVEMV6 64#298_zairyoo_kenkyuukai / 『材料化学の最前線』 著者=東京都立大学工業化学科分子応用化学研究会,校注=~ / p.106 / w=有機アンモニウム化合物；,topic=~,publisher=~,other=list+:元素、比較：アルミニウム、燐、二酸化ケイ素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JVEMV6 64#298_zairyoo_kenkyuukai / 『材料化学の最前線』 著者=東京都立大学工業化学科分子応用化学研究会,校注=~ / p.106 / w=有機アンモニウム化合物；,topic=~,publisher=~,other=list+:元素、比較：アルミニウム、燐、二酸化ケイ素；">
            <text:p>:m #*# RES / JVEMV6 64#298_zairyoo_kenkyuukai / 『材料化学の最前線』 著者=東京都立大学工業化学科分子応用化学研究会,校注=~ / p.106 / w=有機アンモニウム化合物；,topic=~,publisher=~,other=list+:元素、比較：アルミニウム、燐、二酸化ケイ素；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6-26_16-34-16_000.jpg</text:p>
          </table:table-cell>
          <table:table-cell table:style-name="ce26" office:value-type="string">
            <text:p>:m 1*1 RES / JVEMV6 64#293_nihonkyooto_yamamoto / 『日本教徒』 著者=山本七平,校注=~ / p.89 / w=ベルダック；ツーニ族；熊谷次郎直実；,topic=~,publisher=~,other=memo+:系図：門脇中納言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1 RES / JVEMV6 64#293_nihonkyooto_yamamoto / 『日本教徒』 著者=山本七平,校注=~ / p.89 / w=ベルダック；ツーニ族；熊谷次郎直実；,topic=~,publisher=~,other=memo+:系図：門脇中納言">
            <text:p>:m 1*1 RES / JVEMV6 64#293_nihonkyooto_yamamoto / 『日本教徒』 著者=山本七平,校注=~ / p.89 / w=ベルダック；ツーニ族；熊谷次郎直実；,topic=~,publisher=~,other=memo+:系図：門脇中納言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8" office:value-type="string">
            <text:p>2023-06-25_20-54-2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6-26_14-07-4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6-26_13-19-05_000.jpg</text:p>
          </table:table-cell>
          <table:table-cell table:style-name="ce26" office:value-type="string">
            <text:p>:PHOTO 記録 / 文書　/ occasion=~ / content=「N項目」。アラビア語で / for=~ / doc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文書　/ occasion=~ / content=「N項目」。アラビア語で / for=~ / doc=~">
            <text:p>:PHOTO 記録 / 文書　/ occasion=~ / content=「N項目」。アラビア語で / for=~ / doc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8" office:value-type="string">
            <text:p>2023-06-26_07-45-5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8" office:value-type="string">
            <text:p>2023-06-25_18-40-32_000.mp4</text:p>
          </table:table-cell>
          <table:table-cell table:style-name="ce26" office:value-type="string">
            <text:p>:VIDEO / @自室 / 記録 / jap.flute / 演奏、play / R=1 / genre=melody,for=~,file-piece-id=2023-06-25_18-40-32_000.mp4,memo=~,session=hour-18,recording-id=~,other=~ / follow+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,for=~,file-piece-id=2023-06-25_18-40-32_000.mp4,memo=~,session=hour-18,recording-id=~,other=~ / follow++">
            <text:p>:VIDEO / @自室 / 記録 / jap.flute / 演奏、play / R=1 / genre=melody,for=~,file-piece-id=2023-06-25_18-40-32_000.mp4,memo=~,session=hour-18,recording-id=~,other=~ / follow+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 office:value-type="string">
            <text:p>2023-06-25_18-42-38_000.mp4</text:p>
          </table:table-cell>
          <table:table-cell table:style-name="ce26" office:value-type="string">
            <text:p>:VIDEO / @自室 / 記録 / jap.flute / 演奏、play / R=2 / genre=melody,for=~,file-piece-id=2023-06-25_18-40-32_000.mp4,memo=~,session=hour-18,recording-id=~,other=~ / follow+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6-25_20-54-22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7">
            <text:p>7</text:p>
          </table:table-cell>
          <table:table-cell table:style-name="ce17" office:value-type="string">
            <text:p>2023-06-26_11-15-59_000.jpg</text:p>
          </table:table-cell>
          <table:table-cell table:style-name="ce26" office:value-type="string">
            <text:p>:m #*# / memo:other(m:other) / topic=カーテン　夏用, about=取り付け中,content=~,other=~,id=~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/ memo:other(m:other) / topic=カーテン　夏用, about=取り付け中,content=~,other=~,id=~ ">
            <text:p>:m #*# / memo:other(m:other) / topic=カーテン　夏用, about=取り付け中,content=~,other=~,id=~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 office:value-type="string">
            <text:p>2023-06-26_11-16-06_000.jpg</text:p>
          </table:table-cell>
          <table:table-cell table:style-name="ce26" office:value-type="string">
            <text:p>:m #*# / memo:other(m:other) / topic=カーテン　夏用, about=取り付け中,content=~,other=~,id=~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/ memo:other(m:other) / topic=カーテン　夏用, about=取り付け中,content=~,other=~,id=~ ">
            <text:p>:m #*# / memo:other(m:other) / topic=カーテン　夏用, about=取り付け中,content=~,other=~,id=~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26_11-16-12_000.jpg</text:p>
          </table:table-cell>
          <table:table-cell table:style-name="ce26" office:value-type="string">
            <text:p>:m #*# / memo:other(m:other) / topic=カーテン　夏用, about=取り付け中,content=~,other=~,id=~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/ memo:other(m:other) / topic=カーテン　夏用, about=取り付け中,content=~,other=~,id=~ ">
            <text:p>:m #*# / memo:other(m:other) / topic=カーテン　夏用, about=取り付け中,content=~,other=~,id=~ 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2023-06-26_11-16-16_000.jpg</text:p>
          </table:table-cell>
          <table:table-cell table:style-name="ce26" office:value-type="string">
            <text:p>:m #*# / memo:other(m:other) / topic=カーテン　夏用, about=取り付け中,content=~,other=~,id=~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6-26_11-16-26_000.jpg</text:p>
          </table:table-cell>
          <table:table-cell table:style-name="ce26" office:value-type="string">
            <text:p>:m #*# / memo:other(m:other) / topic=カーテン　夏用, about=取り付け中,content=~,other=~,id=~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8];CONCATENATE([.C18];&quot; / &quot;;[.E16]))" office:value-type="float" office:value="0">
            <text:p>0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6">2023/06/26</text:date>, <text:time>17:42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6T17:42:46.01</dc:date>
    <dc:creator>岩淵 謙</dc:creator>
    <meta:editing-duration>P57DT9H28M50S</meta:editing-duration>
    <meta:editing-cycles>18937</meta:editing-cycles>
    <meta:document-statistic meta:table-count="2" meta:cell-count="925" meta:object-count="0"/>
    <meta:user-defined meta:name="qrichtext">1</meta:user-defined>
  </office:meta>
</office:document-meta>
</file>